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725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);&quot;)&quot;)" office:value-type="string" office:string-value="sn(139)">
            <text:p>sn(13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1">
            <text:p>1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7">
            <text:p>17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49">
            <text:p>49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2">
            <text:p>2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19">
            <text:p>1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office:value-type="string">
            <text:p>a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9" office:value-type="string">
            <text:p>2019-09-13_18-31-32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float" office:value="4">
            <text:p>4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/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ch=LH;move;position,fret=3-5,str=6-5-4,R=1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/>
          <table:table-cell table:style-name="ce6" office:value-type="string">
            <text:p>teq=3-str-slide,span=2-flet,R=1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6T15:54:47.24">
            <text:p>2019/9/16 15:5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te-9</text:p>
          </table:table-cell>
          <table:table-cell table:style-name="ce17" office:value-type="string">
            <text:p>rev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te-9a,rev </text:p>
          </table:table-cell>
          <table:table-cell table:style-name="ce17"/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c.p.-3</text:p>
          </table:table-cell>
          <table:table-cell table:style-name="ce17" office:value-type="string">
            <text:p>rev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47</text:p>
          </table:table-cell>
          <table:table-cell table:style-name="ce17" office:value-type="string">
            <text:p>i.f.=c.p.-3</text:p>
          </table:table-cell>
          <table:table-cell office:value-type="string">
            <text:p>code=0819-R.4,R=1 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c.p.-4</text:p>
          </table:table-cell>
          <table:table-cell table:style-name="ce17" office:value-type="string">
            <text:p>rev,code=0821-R.1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48</text:p>
          </table:table-cell>
          <table:table-cell table:style-name="ce17" office:value-type="string">
            <text:p>c.p.-4</text:p>
          </table:table-cell>
          <table:table-cell office:value-type="string">
            <text:p>part=melody,code=0821-R.1,(1),R=2 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48</text:p>
          </table:table-cell>
          <table:table-cell table:style-name="ce17" office:value-type="string">
            <text:p>(2),R=3 / (3),R=4 / (4),R=5 / (5),R=6 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float" office:value="7">
            <text:p>7</text:p>
          </table:table-cell>
          <table:table-cell office:value-type="string">
            <text:p>ba-1</text:p>
          </table:table-cell>
          <table:table-cell office:value-type="string">
            <text:p>part=accompany,based-on=te-9</text:p>
          </table:table-cell>
          <table:table-cell office:value-type="string">
            <text:p>type=blues-like,R=7 </text:p>
          </table:table-cell>
          <table:table-cell table:number-columns-repeated="1013"/>
        </table:table-row>
        <table:table-row table:style-name="ro6">
          <table:table-cell table:number-columns-repeated="4"/>
          <table:table-cell office:value-type="float" office:value="8">
            <text:p>8</text:p>
          </table:table-cell>
          <table:table-cell office:value-type="string">
            <text:p>f-48</text:p>
          </table:table-cell>
          <table:table-cell office:value-type="string">
            <text:p>back=ba-1</text:p>
          </table:table-cell>
          <table:table-cell office:value-type="string">
            <text:p>k.E,R=8</text:p>
          </table:table-cell>
          <table:table-cell table:number-columns-repeated="1013"/>
        </table:table-row>
        <table:table-row table:style-name="ro6" table:number-rows-repeated="2">
          <table:table-cell table:number-columns-repeated="1021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90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91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192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193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194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12" table:formula="of:=[.D195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198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199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200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104836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7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04cm" draw:caption-point-x="-0.672cm" draw:caption-point-y="0.315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6T15:54:47.38">
            <text:p>2019/9/16 15:5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number-columns-repeated="10"/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1),f-1</text:p>
          </table:table-cell>
          <table:table-cell table:style-name="ce17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2),c.p.-1</text:p>
          </table:table-cell>
          <table:table-cell table:style-name="ce17" office:value-type="string">
            <text:p>chords=C△-D△-E7 </text:p>
          </table:table-cell>
          <table:table-cell table:number-columns-repeated="3"/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3),LH.movement-1.N</text:p>
          </table:table-cell>
          <table:table-cell table:style-name="ce17"/>
          <table:table-cell table:number-columns-repeated="3"/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15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2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3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102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9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6T15:54:46.77">
            <text:p>2019/9/16 15:5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rev, </text:p>
          </table:table-cell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3</text:p>
          </table:table-cell>
          <table:table-cell table:style-name="ce17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153" table:contains-header="false">
          <table:sort>
            <table:sort-by table:field-number="7" table:data-type="automatic"/>
          </table:sort>
        </table:database-range>
        <table:database-range table:name="range_all_data" table:target-range-address="gt.A2:gt.I17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175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175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2019/09/16</text:date>, <text:time>15:5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16T15:54:46.32</dc:date>
    <dc:creator>iwabuchi ken</dc:creator>
    <meta:editing-duration>PT21H1M49S</meta:editing-duration>
    <meta:editing-cycles>141</meta:editing-cycles>
    <meta:generator>OpenOffice/4.1.3$Win32 OpenOffice.org_project/413m1$Build-9783</meta:generator>
    <meta:document-statistic meta:table-count="3" meta:cell-count="2149" meta:object-count="0"/>
    <meta:user-defined meta:name="sheets-banding"/>
    <meta:user-defined meta:name="sheets-original-selection"/>
  </office:meta>
</office:document-meta>
</file>